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16249491BC0.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text-properties style:font-name="Liberation Serif" fo:font-style="italic" style:font-style-asian="italic" style:font-style-complex="italic"/>
    </style:style>
    <style:style style:name="P4" style:family="paragraph" style:parent-style-name="Standard">
      <style:text-properties style:font-name="Liberation Serif"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Build Service version 2.4 released</text:p>
      <text:p text:style-name="P3">Largest build platform delivers reliable new release with major innovations and better performance</text:p>
      <text:p text:style-name="P1"/>
      <text:p text:style-name="P1"><text:span text:style-name="T1">THE INTERNET</text:span>, April 30, 2013. The OBS team is proud to present the release of version 2.4 of the Open Build Service. This release adds support for yet another package format, secure boot signing and appstream app stores. It also brings a constraint system to better match build hardware to build jobs and includes significant speed improvements. OBS 2.4 is rock solid and has already been tested by our reference server since January. We strongly recommended to update to this version.</text:p>
      <text:p text:style-name="P1"/>
      <text:p text:style-name="P1">“OBS 2.4 has already proven itself as a solid release with the openSUSE 12.3 release and I'm glad that we can get this out to our users”</text:p>
      <text:p text:style-name="P1">Said Stephan Kulow, OBS developer and openSUSE Release Manager</text:p>
      <text:p text:style-name="P1"/>
      <text:p text:style-name="P2">New Build Constraints System</text:p>
      <text:p text:style-name="P1">The new build constraint system in OBS 2.4 allows to limit builds to certain workers based on features like software, hardware or OBS configuration. Each successful build now produces statistics which can be used as a base for setting constraints. Constraints allow to better match build jobs to build environments and can be used to run package benchmarks always on the same worker or distinguish between secure and insecure build environments.</text:p>
      <text:p text:style-name="P1"/>
      <text:p text:style-name="P2">Massive Speed Improvements</text:p>
      <text:p text:style-name="P1">OBS 2.4 supports the use of preinstall images to speed up the assembly of worker sandboxes. Further performance improvements in OBS include better caching of build metadata, grouping of repository metadata writes and more efficient merging of scheduler metadata. To avoid scheduler hangups due to a slow or broken network connection to remote instances the interconnect between OBS instances has been made asynchronous.</text:p>
      <text:p text:style-name="P1"><text:s/></text:p>
      <text:p text:style-name="P2">More features: PKGBUILD, Secure Boot and AppStream Support</text:p>
      <text:p text:style-name="P1">OBS 2.4 adds support for a third packaging format after RPM and DEB, the PKGBUILD format used by the popular Arch Linux distribution. This release also extends the OBS sign daemon to handle signing individual files (bootloader, drivers) inside packages with a cryptographic key, supporting standards like UEFI Secure Boot. To allow easy building of appstore-like interfaces to deliver packages to end users this OBS release brings support for the cross-distribution metadata standard AppStream.</text:p>
      <text:p text:style-name="P1"/>
      <text:p text:style-name="P2">More information</text:p>
      <text:p text:style-name="P1">Read the full announcement at http://openbuildservice.org/2013/04/30/version-2.4/</text:p>
      <text:p text:style-name="P1"/>
      <text:p text:style-name="P1">For more details and before updating instances it is recommended to read the Release Notes.</text:p>
      <text:p text:style-name="P1">https://github.com/openSUSE/open-build-service/blob/2.4/ReleaseNotes-2.4</text:p>
      <text:p text:style-name="P1"/>
      <text:p text:style-name="P2">Try OBS 2.4</text:p>
      <text:p text:style-name="P1">The reference server http://build.opensuse.org is available for all open source developers to build packages for the most popular distributions including openSUSE, Debian, Fedora, Ubuntu, Arch, Red Hat Enterprise Linux and SUSE Linux Enterprise. It is also used to build, release and maintain the openSUSE distribution.</text:p>
      <text:p text:style-name="P1"/>
      <text:p text:style-name="P1">You can download all the OBS components (Clients, API, Server, Worker) from our download page and setup your own Open Build Service instance.</text:p>
      <text:p text:style-name="P1"><text:soft-page-break/></text:p>
      <text:p text:style-name="P2">About the Open Build Service</text:p>
      <text:p text:style-name="P1">The Open Build Service (OBS) is a generic system to build and distribute binary packages from sources in an automatic, consistent and reproducible way. You can release packages as well as updates, add-ons, appliances and entire distributions for a wide range of operating systems and hardware architectures.</text:p>
      <text:p text:style-name="P1"/>
      <text:p text:style-name="P1">It is developed by a talented team of developers as Free Software and is used by many Free and Open Source software projects, companies and researchers. Including but not limited to SUSE the original provider of the enterprise Linux distribution, the Tizen standards-based software platform supported by leading mobile operators and ownCloud your secure enterprise file sync and sh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drawooo="http://openoffice.org/2010/draw" xmlns:css3t="http://www.w3.org/TR/css3-text/" office:version="1.2">
  <office:font-face-decl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nl" fo:country="NL"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draw:style-name="Mfr1" draw:name="graphics1" text:anchor-type="paragraph" svg:width="6.6929in" svg:height="0.9547in" draw:z-index="1"><draw:image xlink:href="Pictures/10000201000009B00000016249491BC0.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Jos Poortvliet</meta:initial-creator>
    <meta:creation-date>2013-04-25T20:25:01</meta:creation-date>
    <dc:date>2013-04-26T15:07:07</dc:date>
    <dc:creator>Jos Poortvliet</dc:creator>
    <meta:editing-duration>P0D</meta:editing-duration>
    <meta:editing-cycles>4</meta:editing-cycles>
    <meta:generator>LibreOffice/3.6$Linux_X86_64 LibreOffice_project/360m1$Build-304</meta:generator>
    <meta:document-statistic meta:table-count="0" meta:image-count="1" meta:object-count="0" meta:page-count="2" meta:paragraph-count="22" meta:word-count="565" meta:character-count="3742" meta:non-whitespace-character-count="3197"/>
  </office:meta>
</office:document-meta>
</file>